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val-1" table:style-name="ta1">
        <table:shapes>
          <draw:frame draw:z-index="0" draw:style-name="gr1" draw:text-style-name="P1" svg:width="254.33mm" svg:height="167.08mm" svg:x="171.93mm" svg:y="40.64mm">
            <draw:object draw:notify-on-update-of-ranges="'Eval-1'.A1:'Eval-1'.A102 'Eval-1'.B1:'Eval-1'.B1 'Eval-1'.B2:'Eval-1'.B102 'Eval-1'.C1:'Eval-1'.C1 'Eval-1'.C2:'Eval-1'.C102 'Eval-1'.D1:'Eval-1'.D1 'Eval-1'.D2:'Eval-1'.D102 'Eval-1'.E1:'Eval-1'.E1 'Eval-1'.E2:'Eval-1'.E102 'Eval-1'.F1:'Eval-1'.F1 'Eval-1'.F2:'Eval-1'.F102 'Eval-1'.G1:'Eval-1'.G1 'Eval-1'.G2:'Eval-1'.G102 'Eval-1'.H1:'Eval-1'.H1 'Eval-1'.H2:'Eval-1'.H102 'Eval-1'.I1:'Eval-1'.I1 'Eval-1'.I2:'Eval-1'.I102 'Eval-1'.J1:'Eval-1'.J1 'Eval-1'.J2:'Eval-1'.J102 'Eval-1'.K1:'Eval-1'.K1 'Eval-1'.K2:'Eval-1'.K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otal-0</text:p>
          </table:table-cell>
          <table:table-cell office:value-type="string" calcext:value-type="string">
            <text:p>Total-1</text:p>
          </table:table-cell>
          <table:table-cell office:value-type="string" calcext:value-type="string">
            <text:p>Total-2</text:p>
          </table:table-cell>
          <table:table-cell office:value-type="string" calcext:value-type="string">
            <text:p>Total-3</text:p>
          </table:table-cell>
          <table:table-cell office:value-type="string" calcext:value-type="string">
            <text:p>Total-4</text:p>
          </table:table-cell>
          <table:table-cell office:value-type="string" calcext:value-type="string">
            <text:p>Total-5</text:p>
          </table:table-cell>
          <table:table-cell office:value-type="string" calcext:value-type="string">
            <text:p>Total-6</text:p>
          </table:table-cell>
          <table:table-cell office:value-type="string" calcext:value-type="string">
            <text:p>Total-7</text:p>
          </table:table-cell>
          <table:table-cell office:value-type="string" calcext:value-type="string">
            <text:p>Total-8</text:p>
          </table:table-cell>
          <table:table-cell office:value-type="string" calcext:value-type="string">
            <text:p>Total-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 style:data-style-name="N2" text:time-value="01:54:00.3159924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01:54:32.937955230</dc:date>
    <meta:editing-duration>PT9M51S</meta:editing-duration>
    <meta:editing-cycles>3</meta:editing-cycles>
    <meta:generator>LibreOffice/6.0.7.3$Linux_X86_64 LibreOffice_project/00m0$Build-3</meta:generator>
    <meta:document-statistic meta:table-count="1" meta:cell-count="10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434cm" svg:height="16.709cm" xlink:href=".." xlink:type="simple" chart:class="chart:line" chart:style-name="ch1">
        <chart:title svg:x="8.916cm" svg:y="0.47cm" chart:style-name="ch2">
          <text:p>Node Count History  -  aig_7_min.aag</text:p>
        </chart:title>
        <chart:legend chart:legend-position="end" svg:x="23.032cm" svg:y="5.814cm" style:legend-expansion="high" chart:style-name="ch3"/>
        <chart:plot-area chart:style-name="ch4" table:cell-range-address="'Eval-1'.A1:'Eval-1'.K102" chart:data-source-has-labels="both" svg:x="1.519cm" svg:y="1.583cm" svg:width="21.005cm" svg:height="13.811cm">
          <chartooo:coordinate-region svg:x="2.541cm" svg:y="1.583cm" svg:width="19.983cm" svg:height="12.202cm"/>
          <chart:axis chart:dimension="x" chart:name="primary-x" chart:style-name="ch5" chartooo:axis-type="auto">
            <chartooo:date-scale/>
            <chart:title svg:x="11.382cm" svg:y="15.728cm" chart:style-name="ch6">
              <text:p>Iteration</text:p>
            </chart:title>
            <chart:categories table:cell-range-address="'Eval-1'.A1:'Eval-1'.A102"/>
          </chart:axis>
          <chart:axis chart:dimension="y" chart:name="primary-y" chart:style-name="ch5">
            <chart:title svg:x="0.451cm" svg:y="9.114cm" chart:style-name="ch7">
              <text:p>#Node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val-1'.B2:'Eval-1'.B102" chart:label-cell-address="'Eval-1'.B1:'Eval-1'.B1" chart:class="chart:line">
            <chart:data-point chart:repeated="101"/>
          </chart:series>
          <chart:series chart:attached-axis="primary-y" chart:style-name="ch11" chart:values-cell-range-address="'Eval-1'.C2:'Eval-1'.C102" chart:label-cell-address="'Eval-1'.C1:'Eval-1'.C1" chart:class="chart:line">
            <chart:data-point chart:repeated="101"/>
          </chart:series>
          <chart:series chart:attached-axis="primary-y" chart:style-name="ch12" chart:values-cell-range-address="'Eval-1'.D2:'Eval-1'.D102" chart:label-cell-address="'Eval-1'.D1:'Eval-1'.D1" chart:class="chart:line">
            <chart:data-point chart:repeated="101"/>
          </chart:series>
          <chart:series chart:attached-axis="primary-y" chart:style-name="ch13" chart:values-cell-range-address="'Eval-1'.E2:'Eval-1'.E102" chart:label-cell-address="'Eval-1'.E1:'Eval-1'.E1" chart:class="chart:line">
            <chart:data-point chart:repeated="101"/>
          </chart:series>
          <chart:series chart:attached-axis="primary-y" chart:style-name="ch14" chart:values-cell-range-address="'Eval-1'.F2:'Eval-1'.F102" chart:label-cell-address="'Eval-1'.F1:'Eval-1'.F1" chart:class="chart:line">
            <chart:data-point chart:repeated="101"/>
          </chart:series>
          <chart:series chart:attached-axis="primary-y" chart:style-name="ch15" chart:values-cell-range-address="'Eval-1'.G2:'Eval-1'.G102" chart:label-cell-address="'Eval-1'.G1:'Eval-1'.G1" chart:class="chart:line">
            <chart:data-point chart:repeated="101"/>
          </chart:series>
          <chart:series chart:attached-axis="primary-y" chart:style-name="ch16" chart:values-cell-range-address="'Eval-1'.H2:'Eval-1'.H102" chart:label-cell-address="'Eval-1'.H1:'Eval-1'.H1" chart:class="chart:line">
            <chart:data-point chart:repeated="101"/>
          </chart:series>
          <chart:series chart:attached-axis="primary-y" chart:style-name="ch17" chart:values-cell-range-address="'Eval-1'.I2:'Eval-1'.I102" chart:label-cell-address="'Eval-1'.I1:'Eval-1'.I1" chart:class="chart:line">
            <chart:data-point chart:repeated="101"/>
          </chart:series>
          <chart:series chart:attached-axis="primary-y" chart:style-name="ch18" chart:values-cell-range-address="'Eval-1'.J2:'Eval-1'.J102" chart:label-cell-address="'Eval-1'.J1:'Eval-1'.J1" chart:class="chart:line">
            <chart:data-point chart:repeated="101"/>
          </chart:series>
          <chart:series chart:attached-axis="primary-y" chart:style-name="ch19" chart:values-cell-range-address="'Eval-1'.K2:'Eval-1'.K102" chart:label-cell-address="'Eval-1'.K1:'Eval-1'.K1" chart:class="chart:line">
            <chart:data-point chart:repeated="10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-0</text:p>
                <draw:g>
                  <svg:desc>'Eval-1'.B1:'Eval-1'.B1</svg:desc>
                </draw:g>
              </table:table-cell>
              <table:table-cell office:value-type="string">
                <text:p>Total-1</text:p>
                <draw:g>
                  <svg:desc>'Eval-1'.C1:'Eval-1'.C1</svg:desc>
                </draw:g>
              </table:table-cell>
              <table:table-cell office:value-type="string">
                <text:p>Total-2</text:p>
                <draw:g>
                  <svg:desc>'Eval-1'.D1:'Eval-1'.D1</svg:desc>
                </draw:g>
              </table:table-cell>
              <table:table-cell office:value-type="string">
                <text:p>Total-3</text:p>
                <draw:g>
                  <svg:desc>'Eval-1'.E1:'Eval-1'.E1</svg:desc>
                </draw:g>
              </table:table-cell>
              <table:table-cell office:value-type="string">
                <text:p>Total-4</text:p>
                <draw:g>
                  <svg:desc>'Eval-1'.F1:'Eval-1'.F1</svg:desc>
                </draw:g>
              </table:table-cell>
              <table:table-cell office:value-type="string">
                <text:p>Total-5</text:p>
                <draw:g>
                  <svg:desc>'Eval-1'.G1:'Eval-1'.G1</svg:desc>
                </draw:g>
              </table:table-cell>
              <table:table-cell office:value-type="string">
                <text:p>Total-6</text:p>
                <draw:g>
                  <svg:desc>'Eval-1'.H1:'Eval-1'.H1</svg:desc>
                </draw:g>
              </table:table-cell>
              <table:table-cell office:value-type="string">
                <text:p>Total-7</text:p>
                <draw:g>
                  <svg:desc>'Eval-1'.I1:'Eval-1'.I1</svg:desc>
                </draw:g>
              </table:table-cell>
              <table:table-cell office:value-type="string">
                <text:p>Total-8</text:p>
                <draw:g>
                  <svg:desc>'Eval-1'.J1:'Eval-1'.J1</svg:desc>
                </draw:g>
              </table:table-cell>
              <table:table-cell office:value-type="string">
                <text:p>Total-9</text:p>
                <draw:g>
                  <svg:desc>'Eval-1'.K1:'Eval-1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eration</text:p>
                <draw:g>
                  <svg:desc>'Eval-1'.A1:'Eval-1'.A102</svg:desc>
                </draw:g>
              </table:table-cell>
              <table:table-cell office:value-type="float" office:value="177">
                <text:p>177</text:p>
                <draw:g>
                  <svg:desc>'Eval-1'.B2:'Eval-1'.B102</svg:desc>
                </draw:g>
              </table:table-cell>
              <table:table-cell office:value-type="float" office:value="177">
                <text:p>177</text:p>
                <draw:g>
                  <svg:desc>'Eval-1'.C2:'Eval-1'.C102</svg:desc>
                </draw:g>
              </table:table-cell>
              <table:table-cell office:value-type="float" office:value="177">
                <text:p>177</text:p>
                <draw:g>
                  <svg:desc>'Eval-1'.D2:'Eval-1'.D102</svg:desc>
                </draw:g>
              </table:table-cell>
              <table:table-cell office:value-type="float" office:value="177">
                <text:p>177</text:p>
                <draw:g>
                  <svg:desc>'Eval-1'.E2:'Eval-1'.E102</svg:desc>
                </draw:g>
              </table:table-cell>
              <table:table-cell office:value-type="float" office:value="177">
                <text:p>177</text:p>
                <draw:g>
                  <svg:desc>'Eval-1'.F2:'Eval-1'.F102</svg:desc>
                </draw:g>
              </table:table-cell>
              <table:table-cell office:value-type="float" office:value="177">
                <text:p>177</text:p>
                <draw:g>
                  <svg:desc>'Eval-1'.G2:'Eval-1'.G102</svg:desc>
                </draw:g>
              </table:table-cell>
              <table:table-cell office:value-type="float" office:value="177">
                <text:p>177</text:p>
                <draw:g>
                  <svg:desc>'Eval-1'.H2:'Eval-1'.H102</svg:desc>
                </draw:g>
              </table:table-cell>
              <table:table-cell office:value-type="float" office:value="177">
                <text:p>177</text:p>
                <draw:g>
                  <svg:desc>'Eval-1'.I2:'Eval-1'.I102</svg:desc>
                </draw:g>
              </table:table-cell>
              <table:table-cell office:value-type="float" office:value="177">
                <text:p>177</text:p>
                <draw:g>
                  <svg:desc>'Eval-1'.J2:'Eval-1'.J102</svg:desc>
                </draw:g>
              </table:table-cell>
              <table:table-cell office:value-type="float" office:value="177">
                <text:p>177</text:p>
                <draw:g>
                  <svg:desc>'Eval-1'.K2:'Eval-1'.K10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47">
                <text:p>147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45">
                <text:p>14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44">
                <text:p>144</text:p>
              </table:table-cell>
              <table:table-cell office:value-type="float" office:value="135">
                <text:p>135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44">
                <text:p>144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44">
                <text:p>144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132">
                <text:p>132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